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Para</mi>
            <mi mathvariant="italic">encontrar</mi>
            <mi mathvariant="italic">el</mi>
            <mi mathvariant="italic">máximo</mi>
            <mi mathvariant="italic">número</mi>
            <mi mathvariant="italic">de</mi>
            <mi mathvariant="italic">grupos</mi>
            <mi mathvariant="italic">por</mi>
            <mi mathvariant="italic">abrir</mi>
            <mi>,</mi>
            <mi mathvariant="italic">se</mi>
            <mi mathvariant="italic">recorren</mi>
            <mi mathvariant="italic">todas</mi>
            <mi mathvariant="italic">las</mi>
            <mi mathvariant="italic">combinaciones</mi>
            <mi mathvariant="italic">de</mi>
            <mi mathvariant="italic">posibles</mi>
          </mrow>
        </mtd>
      </mtr>
      <mtr>
        <mtd>
          <mrow>
            <mi mathvariant="italic">aperturas</mi>
            <mi mathvariant="italic">de</mi>
            <mi mathvariant="italic">grupos</mi>
            <mn>.</mn>
            <mi mathvariant="italic">Así</mi>
            <mi mathvariant="italic">por</mi>
            <mi mathvariant="italic">ejemplo</mi>
            <mi>,</mi>
            <mi mathvariant="italic">si</mi>
            <mi mathvariant="italic">hay</mi>
            <mi mathvariant="italic">hasta</mi>
            <mn>4</mn>
            <mi mathvariant="italic">posibles</mi>
            <mi mathvariant="italic">grupos</mi>
            <mi>,</mi>
            <mi mathvariant="italic">las</mi>
            <mi mathvariant="italic">combinaciones</mi>
            <mi mathvariant="italic">serían</mi>
            <mn>...</mn>
          </mrow>
        </mtd>
      </mtr>
      <mtr>
        <mtd>
          <mrow/>
        </mtd>
      </mtr>
      <mtr>
        <mtd>
          <mrow>
            <mrow>
              <msubsup>
                <mi>C</mi>
                <mn>1</mn>
                <mn>4</mn>
              </msubsup>
              <mo stretchy="false">=</mo>
              <mrow>
                <mo fence="true" stretchy="false">[</mo>
                <mrow>
                  <msub>
                    <mi mathvariant="italic">Grupo</mi>
                    <mn>1</mn>
                  </msub>
                </mrow>
                <mo fence="true" stretchy="false">]</mo>
              </mrow>
            </mrow>
            <mi>,</mi>
            <mrow>
              <mo fence="true" stretchy="false">[</mo>
              <mrow>
                <msub>
                  <mi mathvariant="italic">Grupo</mi>
                  <mn>2</mn>
                </msub>
              </mrow>
              <mo fence="true" stretchy="false">]</mo>
            </mrow>
            <mi>,</mi>
            <mrow>
              <mo fence="true" stretchy="false">[</mo>
              <mrow>
                <msub>
                  <mi mathvariant="italic">Grupo</mi>
                  <mn>3</mn>
                </msub>
              </mrow>
              <mo fence="true" stretchy="false">]</mo>
            </mrow>
            <mi>,</mi>
            <mrow>
              <mo fence="true" stretchy="false">[</mo>
              <mrow>
                <msub>
                  <mi mathvariant="italic">Grupo</mi>
                  <mn>4</mn>
                </msub>
              </mrow>
              <mo fence="true" stretchy="false">]</mo>
            </mrow>
          </mrow>
        </mtd>
      </mtr>
      <mtr>
        <mtd>
          <mrow/>
        </mtd>
      </mtr>
      <mtr>
        <mtd>
          <mrow>
            <mrow>
              <msubsup>
                <mi>C</mi>
                <mn>2</mn>
                <mn>4</mn>
              </msubsup>
              <mo stretchy="false">=</mo>
              <mrow>
                <mo fence="true" stretchy="false">[</mo>
                <mrow>
                  <mrow>
                    <msub>
                      <mi mathvariant="italic">Grupo</mi>
                      <mn>1</mn>
                    </msub>
                    <mi>y</mi>
                    <msub>
                      <mi mathvariant="italic">Grupo</mi>
                      <mn>2</mn>
                    </msub>
                  </mrow>
                </mrow>
                <mo fence="true" stretchy="false">]</mo>
              </mrow>
            </mrow>
            <mi>,</mi>
            <mrow>
              <mo fence="true" stretchy="false">[</mo>
              <mrow>
                <mrow>
                  <msub>
                    <mi mathvariant="italic">Grupo</mi>
                    <mn>1</mn>
                  </msub>
                  <mi>y</mi>
                  <msub>
                    <mi mathvariant="italic">Grupo</mi>
                    <mn>3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1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2</mn>
                  </msub>
                  <mi>y</mi>
                  <msub>
                    <mi mathvariant="italic">Grupo</mi>
                    <mn>3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2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3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row>
              <msubsup>
                <mi>C</mi>
                <mn>3</mn>
                <mn>4</mn>
              </msubsup>
              <mo stretchy="false">=</mo>
              <mrow>
                <mo fence="true" stretchy="false">[</mo>
                <mrow>
                  <mrow>
                    <msub>
                      <mi mathvariant="italic">Grupo</mi>
                      <mn>1,</mn>
                    </msub>
                    <msub>
                      <mi mathvariant="italic">Grupo</mi>
                      <mn>2</mn>
                    </msub>
                    <mi>y</mi>
                    <msub>
                      <mi mathvariant="italic">Grupo</mi>
                      <mn>3</mn>
                    </msub>
                  </mrow>
                </mrow>
                <mo fence="true" stretchy="false">]</mo>
              </mrow>
            </mrow>
            <mi>,</mi>
            <mrow>
              <mo fence="true" stretchy="false">[</mo>
              <mrow>
                <mrow>
                  <msub>
                    <mi mathvariant="italic">Grupo</mi>
                    <mn>1,</mn>
                  </msub>
                  <msub>
                    <mi mathvariant="italic">Grupo</mi>
                    <mn>2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1,</mn>
                  </msub>
                  <msub>
                    <mi mathvariant="italic">Grupo</mi>
                    <mn>3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  <mi>,</mi>
            <mrow>
              <mo fence="true" stretchy="false">[</mo>
              <mrow>
                <mrow>
                  <msub>
                    <mi mathvariant="italic">Grupo</mi>
                    <mn>2,</mn>
                  </msub>
                  <msub>
                    <mi mathvariant="italic">Grupo</mi>
                    <mn>3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C</mi>
              <mn>4</mn>
              <mn>4</mn>
            </msubsup>
            <mo stretchy="false">=</mo>
            <mrow>
              <mo fence="true" stretchy="false">[</mo>
              <mrow>
                <mrow>
                  <msub>
                    <mi mathvariant="italic">Grupo</mi>
                    <mn>1,</mn>
                  </msub>
                  <msub>
                    <mi mathvariant="italic">Grupo</mi>
                    <mn>2,</mn>
                  </msub>
                  <msub>
                    <mi mathvariant="italic">Grupo</mi>
                    <mn>3</mn>
                  </msub>
                  <mi>y</mi>
                  <msub>
                    <mi mathvariant="italic">Grupo</mi>
                    <mn>4</mn>
                  </msub>
                </mrow>
              </mrow>
              <mo fence="true" stretchy="false">]</mo>
            </mrow>
          </mrow>
        </mtd>
      </mtr>
      <mtr>
        <mtd>
          <mrow/>
        </mtd>
      </mtr>
      <mtr>
        <mtd>
          <mrow>
            <mi mathvariant="italic">Se</mi>
            <mi mathvariant="italic">escogería</mi>
            <mi mathvariant="italic">la</mi>
            <mi mathvariant="italic">combinación</mi>
            <mi mathvariant="italic">que</mi>
            <mi mathvariant="italic">contenga</mi>
            <mi mathvariant="italic">más</mi>
            <mi mathvariant="italic">grupos</mi>
            <mi>,</mi>
            <mi mathvariant="italic">de</mi>
            <mi mathvariant="italic">tal</mi>
            <mi mathvariant="italic">forma</mi>
            <mi mathvariant="italic">que</mi>
            <mi mathvariant="italic">todos</mi>
            <mi mathvariant="italic">puedan</mi>
            <mi mathvariant="italic">coexistir</mi>
            <mi>,</mi>
          </mrow>
        </mtd>
      </mtr>
      <mtr>
        <mtd>
          <mrow>
            <mi mathvariant="italic">pues</mi>
            <mi mathvariant="italic">no</mi>
            <mi mathvariant="italic">hay</mi>
            <mi mathvariant="italic">choques</mi>
            <mi mathvariant="italic">de</mi>
            <mi mathvariant="italic">horarios</mi>
            <mi>.</mi>
          </mrow>
        </mtd>
      </mtr>
    </mtable>
    <annotation encoding="StarMath 5.0">Para encontrar el máximo número de grupos por abrir, se recorren todas las combinaciones de posibles
newline
aperturas de grupos. Así por ejemplo, si hay hasta 4 posibles grupos, las combinaciones serían...
newline
newline
C sub 1 sup 4=[Grupo sub 1], [Grupo sub 2], [Grupo sub 3], [Grupo sub 4]
newline
newline
C sub 2 sup 4=[Grupo sub 1 y Grupo sub 2], [Grupo sub 1 y Grupo sub 3], [Grupo sub 1 y Grupo sub 4], [Grupo sub 2 y Grupo sub 3], [Grupo sub 2 y Grupo sub 4], [Grupo sub 3 y Grupo sub 4]
newline
newline
C sub 3 sup 4=[Grupo sub 1, Grupo sub 2 y Grupo sub 3], [Grupo sub 1, Grupo sub 2 y Grupo sub 4], [Grupo sub 1, Grupo sub 3 y Grupo sub 4], [Grupo sub 2, Grupo sub 3 y Grupo sub 4]
newline
newline
C sub 4 sup 4=[Grupo sub 1, Grupo sub 2, Grupo sub 3 y Grupo sub 4]
newline
newline
Se escogería la combinación que contenga más grupos, de tal forma que todos puedan coexistir,
newline
pues no hay choques de horarios.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8:46:08.523780558</meta:creation-date>
    <meta:generator>LibreOffice/6.0.6.2$Linux_X86_64 LibreOffice_project/00$Build-2</meta:generator>
    <dc:date>2018-10-11T08:58:58.575329800</dc:date>
    <meta:editing-duration>PT12M50S</meta:editing-duration>
    <meta:editing-cycles>1</meta:editing-cycles>
  </office:meta>
</office:document-meta>
</file>